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E0000004A5F44787C2060A1AD.png" manifest:media-type="image/png"/>
  <manifest:file-entry manifest:full-path="Pictures/100002010000008C0000008C69E837548A1520AA.png" manifest:media-type="image/png"/>
  <manifest:file-entry manifest:full-path="Pictures/100000000000000800000008B5837EFDD5486634.png" manifest:media-type="image/png"/>
  <manifest:file-entry manifest:full-path="Pictures/10000000000000080000000810167AC973D89424.png" manifest:media-type="image/png"/>
  <manifest:file-entry manifest:full-path="Pictures/100000000000000800000008160FE49F93BE57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1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134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684cm" fo:min-width="0cm"/>
    </style:style>
    <style:style style:name="gr9" style:family="graphic" style:parent-style-name="standard">
      <style:graphic-properties draw:fill="bitmap" draw:fill-image-name="_32_0_20_Percent" style:repeat="repeat" draw:textarea-horizontal-align="justify" draw:textarea-vertical-align="middle" draw:auto-grow-height="false" fo:min-height="2.278cm" fo:min-width="3.4cm"/>
    </style:style>
    <style:style style:name="gr10" style:family="graphic" style:parent-style-name="standard">
      <style:graphic-properties draw:stroke="none" draw:fill="none" fo:min-height="1.4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07cm" fo:min-width="13.645cm" fo:padding-top="0.1cm" fo:padding-bottom="0.1cm" fo:padding-left="0.225cm" fo:padding-right="0.225cm"/>
    </style:style>
    <style:style style:name="gr13" style:family="graphic" style:parent-style-name="standard">
      <style:graphic-properties draw:stroke="none" draw:fill="none" fo:min-height="0.6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449cm"/>
      <style:paragraph-properties style:writing-mode="lr-tb"/>
    </style:style>
    <style:style style:name="gr16" style:family="graphic" style:parent-style-name="standard">
      <style:graphic-properties draw:stroke="none" draw:fill="none" fo:min-height="0.557cm"/>
      <style:paragraph-properties style:writing-mode="lr-tb"/>
    </style:style>
    <style:style style:name="gr17" style:family="graphic" style:parent-style-name="standard">
      <style:graphic-properties draw:stroke="none" draw:fill="none" fo:min-height="0.629cm"/>
      <style:paragraph-properties style:writing-mode="lr-tb"/>
    </style:style>
    <style:style style:name="gr18" style:family="graphic" style:parent-style-name="standard">
      <style:graphic-properties draw:stroke="none" draw:fill="none" fo:min-height="0.85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loext:graphic-properties draw:fill="solid" draw:fill-color="#158466"/>
      <style:paragraph-properties fo:text-align="center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bitmap" draw:fill-image-name="_32_0_20_Percent" style:repeat="repeat"/>
      <style:paragraph-properties fo:text-align="center"/>
    </style:style>
    <style:style style:name="P9" style:family="paragraph">
      <style:text-properties fo:font-size="18pt" fo:font-weight="bold"/>
    </style:style>
    <style:style style:name="P10" style:family="paragraph">
      <loext:graphic-properties draw:fill="none"/>
      <style:text-properties fo:font-size="18pt" fo:font-weight="bold"/>
    </style:style>
    <style:style style:name="P11" style:family="paragraph">
      <style:text-properties fo:font-size="16pt" fo:font-weight="bold" style:font-size-asian="18pt" style:font-size-complex="18pt"/>
    </style:style>
    <style:style style:name="P12" style:family="paragraph">
      <loext:graphic-properties draw:fill="none"/>
      <style:text-properties fo:font-size="16pt" fo:font-weight="bold" style:font-size-asian="18pt" style:font-size-complex="18pt"/>
    </style:style>
    <style:style style:name="P13" style:family="paragraph">
      <style:text-properties fo:font-size="14pt" fo:font-weight="bold" style:font-size-asian="18pt" style:font-size-complex="18pt"/>
    </style:style>
    <style:style style:name="P14" style:family="paragraph">
      <loext:graphic-properties draw:fill="none"/>
      <style:text-properties fo:font-size="14pt" fo:font-weight="bold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7cm" svg:height="7.7cm" svg:x="2.4cm" svg:y="5.697cm">
          <draw:image xlink:href="Pictures/100002010000008C0000008C69E837548A1520AA.png" xlink:type="simple" xlink:show="embed" xlink:actuate="onLoad" loext:mime-type="image/png">
            <text:p/>
          </draw:image>
        </draw:frame>
        <draw:custom-shape draw:style-name="gr2" draw:text-style-name="P1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cm" svg:y1="13.301cm" svg:x2="2.4cm" svg:y2="5.7cm">
          <text:p/>
        </draw:line>
        <draw:frame draw:style-name="gr4" draw:text-style-name="P4" draw:layer="layout" svg:width="14.175cm" svg:height="1.063cm" svg:x="12.825cm" svg:y="0.9cm">
          <draw:text-box>
            <text:p text:style-name="P3"><text:span text:style-name="T1">A1:</text:span> glVertex3f(-1.000000, 1.000000,-1.000000);</text:p>
          </draw:text-box>
        </draw:frame>
        <draw:frame draw:style-name="gr5" draw:text-style-name="P4" draw:layer="layout" svg:width="2.9cm" svg:height="0.963cm" svg:x="1.2cm" svg:y="4.5cm">
          <draw:text-box>
            <text:p text:style-name="P5"><text:span text:style-name="T1">A1; A2</text:span></text:p>
          </draw:text-box>
        </draw:frame>
        <draw:custom-shape draw:style-name="gr6" draw:text-style-name="P6" draw:layer="layout" svg:width="0.4cm" svg:height="0.4cm" svg:x="2.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2.6cm" svg:height="0.963cm" svg:x="9cm" svg:y="13.601cm">
          <draw:text-box>
            <text:p text:style-name="P5"><text:span text:style-name="T1">B1; C2</text:span></text:p>
          </draw:text-box>
        </draw:frame>
        <draw:frame draw:style-name="gr7" draw:text-style-name="P4" draw:layer="layout" svg:width="1.324cm" svg:height="0.962cm" svg:x="1.576cm" svg:y="13.577cm">
          <draw:text-box>
            <text:p text:style-name="P5"><text:span text:style-name="T1">C1</text:span></text:p>
          </draw:text-box>
        </draw:frame>
        <draw:frame draw:style-name="gr5" draw:text-style-name="P4" draw:layer="layout" svg:width="1.4cm" svg:height="0.963cm" svg:x="9.5cm" svg:y="4.526cm">
          <draw:text-box>
            <text:p text:style-name="P5"><text:span text:style-name="T1">B2</text:span></text:p>
          </draw:text-box>
        </draw:frame>
        <draw:custom-shape draw:style-name="gr6" draw:text-style-name="P6" draw:layer="layout" svg:width="0.4cm" svg:height="0.4cm" svg:x="9.9cm" svg:y="5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4cm" svg:height="0.4cm" svg:x="2.076cm" svg:y="13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4cm" svg:height="0.4cm" svg:x="9.9cm" svg:y="13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13.991cm" svg:height="0.963cm" svg:x="12.834cm" svg:y="1.963cm">
          <draw:text-box>
            <text:p text:style-name="P3"><text:span text:style-name="T1">B1:</text:span> glVertex3f( 1.000000,-1.000000,-1.000000); </text:p>
          </draw:text-box>
        </draw:frame>
        <draw:frame draw:style-name="gr5" draw:text-style-name="P7" draw:layer="layout" svg:width="14.025cm" svg:height="0.963cm" svg:x="12.8cm" svg:y="3cm">
          <draw:text-box>
            <text:p text:style-name="P3"><text:span text:style-name="T1">C1:</text:span> glVertex3f(-1.000000,-1.000000,-1.000000);</text:p>
          </draw:text-box>
        </draw:frame>
        <draw:custom-shape draw:style-name="gr8" draw:text-style-name="P2" draw:layer="layout" svg:width="0.4cm" svg:height="3.2cm" svg:x="12.8cm" svg:y="0.76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8" draw:layer="layout" svg:width="7.8cm" svg:height="7.8cm" svg:x="2.3cm" svg:y="5.6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frame draw:style-name="gr4" draw:text-style-name="P4" draw:layer="layout" svg:width="14.175cm" svg:height="1.063cm" svg:x="12.775cm" svg:y="4.4cm">
          <draw:text-box>
            <text:p text:style-name="P3"><text:span text:style-name="T1">A2:</text:span> glVertex3f(-1.000000, 1.000000,-1.000000);</text:p>
          </draw:text-box>
        </draw:frame>
        <draw:frame draw:style-name="gr5" draw:text-style-name="P7" draw:layer="layout" svg:width="13.991cm" svg:height="0.963cm" svg:x="12.784cm" svg:y="5.463cm">
          <draw:text-box>
            <text:p text:style-name="P3"><text:span text:style-name="T1">B2:</text:span> glVertex3f( 1.000000, 1.000000,-1.000000); </text:p>
          </draw:text-box>
        </draw:frame>
        <draw:frame draw:style-name="gr5" draw:text-style-name="P7" draw:layer="layout" svg:width="14.025cm" svg:height="0.963cm" svg:x="12.75cm" svg:y="6.5cm">
          <draw:text-box>
            <text:p text:style-name="P3"><text:span text:style-name="T1">C2:</text:span> glVertex3f( 1.000000,-1.000000,-1.000000);</text:p>
          </draw:text-box>
        </draw:frame>
        <draw:custom-shape draw:style-name="gr8" draw:text-style-name="P2" draw:layer="layout" svg:width="0.4cm" svg:height="3.2cm" svg:x="12.75cm" svg:y="4.26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10" draw:layer="layout" svg:width="10.4cm" svg:height="1.7cm" svg:x="0.1cm" svg:y="1.7cm">
          <draw:text-box>
            <text:p text:style-name="P9">CUBE’S BACK FACE; Z-AXIS: -1 </text:p>
            <text:p text:style-name="P9"><text:tab/>GL_TRIANGLES</text:p>
          </draw:text-box>
        </draw:frame>
        <draw:frame draw:style-name="gr4" draw:text-style-name="P4" draw:layer="layout" svg:width="9.549cm" svg:height="1.063cm" svg:x="17.851cm" svg:y="8.701cm">
          <draw:text-box>
            <text:p text:style-name="P3"><text:span text:style-name="T1">A1; A2:</text:span> glTexCoord2f(0.0, 0.0);</text:p>
          </draw:text-box>
        </draw:frame>
        <draw:frame draw:style-name="gr5" draw:text-style-name="P7" draw:layer="layout" svg:width="9.426cm" svg:height="0.963cm" svg:x="17.856cm" svg:y="9.764cm">
          <draw:text-box>
            <text:p text:style-name="P3"><text:span text:style-name="T1">B1; C2: </text:span>glTexCoord2f(1.0, 1.0); </text:p>
          </draw:text-box>
        </draw:frame>
        <draw:frame draw:style-name="gr11" draw:text-style-name="P7" draw:layer="layout" svg:width="9.448cm" svg:height="1.673cm" svg:x="17.834cm" svg:y="10.801cm">
          <draw:text-box>
            <text:p text:style-name="P3"><text:span text:style-name="T1">C1:</text:span> <text:s text:c="7"/>glTexCoord2f(0.0, 1.0);<text:tab/></text:p>
          </draw:text-box>
        </draw:frame>
        <draw:custom-shape draw:style-name="gr8" draw:text-style-name="P2" draw:layer="layout" svg:width="0.269cm" svg:height="3.2cm" svg:x="17.834cm" svg:y="8.564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4" draw:layer="layout" svg:width="9.549cm" svg:height="1.063cm" svg:x="17.817cm" svg:y="12.501cm">
          <draw:text-box>
            <text:p text:style-name="P3"><text:span text:style-name="T1">A1; A2: </text:span>glTexCoord2f(0.0,0.0);</text:p>
          </draw:text-box>
        </draw:frame>
        <draw:frame draw:style-name="gr5" draw:text-style-name="P7" draw:layer="layout" svg:width="9.425cm" svg:height="0.963cm" svg:x="17.8cm" svg:y="13.638cm">
          <draw:text-box>
            <text:p text:style-name="P3"><text:span text:style-name="T1">B2:</text:span> <text:s text:c="7"/>glTexCoord2f(1.0,0.0);</text:p>
          </draw:text-box>
        </draw:frame>
        <draw:frame draw:style-name="gr5" draw:text-style-name="P7" draw:layer="layout" svg:width="9.449cm" svg:height="0.963cm" svg:x="17.8cm" svg:y="14.601cm">
          <draw:text-box>
            <text:p text:style-name="P3"><text:span text:style-name="T1">B1; C2: </text:span>glTexCoord2f(1.0,1.0);</text:p>
          </draw:text-box>
        </draw:frame>
        <draw:custom-shape draw:style-name="gr8" draw:text-style-name="P2" draw:layer="layout" svg:width="0.27cm" svg:height="3.2cm" svg:x="17.8cm" svg:y="12.364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" draw:layer="layout" svg:width="14.425cm" svg:height="7.6cm" svg:x="12.4cm" svg:y="0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4.7cm" svg:height="0.9cm" svg:x="0.1cm" svg:y="14.4cm">
          <draw:text-box>
            <text:p text:style-name="P11"><text:span text:style-name="T2">(0,0,0) : (X,Y, Z); </text:span></text:p>
          </draw:text-box>
        </draw:frame>
        <draw:frame draw:style-name="gr11" draw:text-style-name="P10" draw:layer="layout" svg:width="10.2cm" svg:height="1.673cm" svg:x="16.8cm" svg:y="0.2cm">
          <draw:text-box>
            <text:p text:style-name="P9">( <text:s text:c="7"/>X <text:s text:c="5"/>, <text:s text:c="6"/>Y <text:s text:c="5"/>, <text:s text:c="6"/>Z <text:s text:c="6"/>)</text:p>
          </draw:text-box>
        </draw:frame>
        <draw:frame draw:style-name="gr13" draw:text-style-name="P12" draw:layer="layout" svg:width="3.2cm" svg:height="0.9cm" svg:x="24cm" svg:y="8.1cm">
          <draw:text-box>
            <text:p text:style-name="P11"><text:span text:style-name="T3">( <text:s/>X , <text:s text:c="2"/>Y <text:s/>)</text:span></text:p>
          </draw:text-box>
        </draw:frame>
        <draw:frame draw:style-name="gr14" draw:text-style-name="P10" draw:layer="layout" svg:width="6.8cm" svg:height="2.384cm" svg:x="10.8cm" svg:y="8.1cm">
          <draw:text-box>
            <text:p text:style-name="P9"><text:span text:style-name="T1">IMAGE TEXTURE</text:span></text:p>
            <text:p text:style-name="P9"><text:span text:style-name="T1">ANCHOR TOP-LEFT;</text:span></text:p>
            <text:p text:style-name="P9"><text:span text:style-name="T1">CLOCK-WISE</text:span></text:p>
          </draw:text-box>
        </draw:frame>
        <draw:frame draw:style-name="gr15" draw:text-style-name="P14" draw:layer="layout" svg:width="10.8cm" svg:height="0.802cm" svg:x="0.8cm" svg:y="3.801cm">
          <draw:text-box>
            <text:p text:style-name="P13"><text:span text:style-name="T4">(0,0) : (X,Y); </text:span></text:p>
          </draw:text-box>
        </draw:frame>
        <draw:frame draw:style-name="gr16" draw:text-style-name="P7" draw:layer="layout" svg:width="6.56cm" svg:height="1.361cm" svg:x="3.74cm" svg:y="3.6cm">
          <draw:text-box>
            <text:p text:style-name="P3"><text:span text:style-name="T4">IMAGE TEXTURE </text:span></text:p>
            <text:p text:style-name="P3"><text:span text:style-name="T4">COORDINATES</text:span></text:p>
          </draw:text-box>
        </draw:frame>
        <draw:frame draw:style-name="gr17" draw:text-style-name="P7" draw:layer="layout" svg:width="4.913cm" svg:height="1.505cm" svg:x="4.5cm" svg:y="14.2cm">
          <draw:text-box>
            <text:p text:style-name="P3"><text:span text:style-name="T2">VERTEX </text:span></text:p>
            <text:p text:style-name="P3"><text:span text:style-name="T2">ORIGIN</text:span></text:p>
          </draw:text-box>
        </draw:frame>
        <draw:frame draw:style-name="gr18" draw:text-style-name="P10" draw:layer="layout" svg:width="7.1cm" svg:height="1.1cm" svg:x="5cm" svg:y="0.3cm">
          <draw:text-box>
            <text:p text:style-name="P9">BLENDER + OPENGL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5F44787C2060A1AD.png" xlink:type="simple" xlink:show="embed" xlink:actuate="onLoad" loext:mime-type="image/png">
            <text:p/>
          </draw:image>
        </draw:frame>
        <presentation:notes draw:style-name="dp1">
          <draw:page-thumbnail draw:style-name="gr1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160FE49F93BE5752.png" xlink:type="simple" xlink:show="embed" xlink:actuate="onLoad"/>
    <draw:fill-image draw:name="Bitmap_20_3" draw:display-name="Bitmap 3" xlink:href="Pictures/100000000000000800000008B5837EFDD5486634.png" xlink:type="simple" xlink:show="embed" xlink:actuate="onLoad"/>
    <draw:fill-image draw:name="Bitmap_20_4" draw:display-name="Bitmap 4" xlink:href="Pictures/10000000000000080000000810167AC973D89424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2cm" svg:stroke-color="#3465a4" draw:marker-start-width="0.5cm" draw:marker-start-center="false" draw:marker-end-width="0.5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09T16:33:32.236694089</dc:date>
    <meta:editing-duration>PT2H24M8S</meta:editing-duration>
    <meta:editing-cycles>120</meta:editing-cycles>
    <meta:generator>LibreOffice/6.4.6.2$Linux_X86_64 LibreOffice_project/40$Build-2</meta:generator>
    <meta:document-statistic meta:object-count="62"/>
  </office:meta>
</office:document-meta>
</file>